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100000DB41A138EF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92cm"/>
    </style:style>
    <style:style style:name="Tabela1.B" style:family="table-column">
      <style:table-column-properties style:column-width="10.319cm"/>
    </style:style>
    <style:style style:name="Tabela1.C" style:family="table-column">
      <style:table-column-properties style:column-width="2.30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392cm"/>
    </style:style>
    <style:style style:name="Tabela2.B" style:family="table-column">
      <style:table-column-properties style:column-width="10.319cm"/>
    </style:style>
    <style:style style:name="Tabela2.C" style:family="table-column">
      <style:table-column-properties style:column-width="2.30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10.331cm"/>
    </style:style>
    <style:style style:name="Tabela3.C" style:family="table-column">
      <style:table-column-properties style:column-width="2.2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392cm"/>
    </style:style>
    <style:style style:name="Tabela4.B" style:family="table-column">
      <style:table-column-properties style:column-width="10.319cm"/>
    </style:style>
    <style:style style:name="Tabela4.C" style:family="table-column">
      <style:table-column-properties style:column-width="2.30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392cm"/>
    </style:style>
    <style:style style:name="Tabela5.B" style:family="table-column">
      <style:table-column-properties style:column-width="10.319cm"/>
    </style:style>
    <style:style style:name="Tabela5.C" style:family="table-column">
      <style:table-column-properties style:column-width="2.302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Title">
      <style:paragraph-properties fo:line-height="150%"/>
      <style:text-properties officeooo:paragraph-rsid="0033988e"/>
    </style:style>
    <style:style style:name="P2" style:family="paragraph" style:parent-style-name="Subtitle">
      <style:paragraph-properties fo:line-height="150%"/>
      <style:text-properties officeooo:paragraph-rsid="0033988e"/>
    </style:style>
    <style:style style:name="P3" style:family="paragraph" style:parent-style-name="Standard">
      <style:text-properties style:font-name="Arial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officeooo:paragraph-rsid="00353ae9"/>
    </style:style>
    <style:style style:name="P9" style:family="paragraph" style:parent-style-name="Heading_20_2">
      <style:text-properties officeooo:paragraph-rsid="00353ae9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40e470"/>
    </style:style>
    <style:style style:name="P11" style:family="paragraph" style:parent-style-name="Heading_20_2">
      <style:text-properties style:font-name="Arial" officeooo:paragraph-rsid="00353ae9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44f7d5"/>
    </style:style>
    <style:style style:name="P13" style:family="paragraph" style:parent-style-name="Text_20_body" style:list-style-name="L1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48e70c" style:text-blinking="false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style:font-name="Arial" officeooo:paragraph-rsid="0048e70c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officeooo:paragraph-rsid="005c11e7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5c11e7" style:text-blinking="false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83539" style:text-blinking="false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 style:list-style-name="List_20_1" style:master-page-name="">
      <style:paragraph-properties fo:line-height="150%" fo:text-align="justify" style:justify-single-word="false" style:page-number="auto"/>
      <style:text-properties style:font-name="Arial" fo:font-size="10pt" officeooo:rsid="005062b0" officeooo:paragraph-rsid="005062b0" fo:background-color="transparent" style:font-size-asian="10pt" style:font-size-complex="10pt"/>
    </style:style>
    <style:style style:name="P19" style:family="paragraph" style:parent-style-name="Text_20_body" style:list-style-name="List_20_1">
      <style:paragraph-properties fo:line-height="150%" fo:text-align="justify" style:justify-single-word="false"/>
      <style:text-properties officeooo:paragraph-rsid="005062b0"/>
    </style:style>
    <style:style style:name="P20" style:family="paragraph" style:parent-style-name="Text_20_body" style:list-style-name="List_20_1">
      <style:paragraph-properties fo:line-height="150%" fo:text-align="justify" style:justify-single-word="false"/>
      <style:text-properties style:font-name="Arial" fo:font-size="10pt" officeooo:paragraph-rsid="005062b0" style:font-size-asian="10pt" style:font-size-complex="10pt"/>
    </style:style>
    <style:style style:name="P21" style:family="paragraph" style:parent-style-name="Text_20_body" style:list-style-name="List_20_1">
      <style:paragraph-properties fo:line-height="150%" fo:text-align="justify" style:justify-single-word="false"/>
      <style:text-properties style:font-name="Arial" fo:font-size="10pt" officeooo:rsid="00520817" officeooo:paragraph-rsid="005062b0" fo:background-color="transparent" style:font-size-asian="10pt" style:font-size-complex="10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font-size="10pt" officeooo:rsid="00520817" officeooo:paragraph-rsid="005062b0" fo:background-color="transparent" style:font-size-asian="10pt" style:font-size-complex="10pt"/>
    </style:style>
    <style:style style:name="P23" style:family="paragraph" style:parent-style-name="Heading_20_3">
      <style:text-properties style:font-name="Arial"/>
    </style:style>
    <style:style style:name="P24" style:family="paragraph" style:parent-style-name="Text_20_body" style:list-style-name="L2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26" style:family="paragraph" style:parent-style-name="Heading_20_3">
      <style:paragraph-properties fo:keep-with-next="always"/>
      <style:text-properties style:font-name="Arial"/>
    </style:style>
    <style:style style:name="P27" style:family="paragraph" style:parent-style-name="Text_20_body" style:list-style-name="List_20_1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59063d" officeooo:paragraph-rsid="0059063d" style:text-blinking="false" fo:background-color="transparent" style:font-size-asian="10pt" style:font-size-complex="10pt"/>
    </style:style>
    <style:style style:name="P28" style:family="paragraph" style:parent-style-name="Text_20_body" style:list-style-name="List_20_1">
      <style:paragraph-properties fo:line-height="150%" fo:text-align="justify" style:justify-single-word="false"/>
      <style:text-properties style:font-name="Arial1" fo:font-size="10pt" officeooo:rsid="00596a9d" officeooo:paragraph-rsid="00596a9d" fo:background-color="transparent" style:font-size-asian="10pt" style:font-size-complex="10pt"/>
    </style:style>
    <style:style style:name="P29" style:family="paragraph" style:parent-style-name="Heading_20_1">
      <style:text-properties officeooo:paragraph-rsid="00353ae9"/>
    </style:style>
    <style:style style:name="P30" style:family="paragraph" style:parent-style-name="Heading_20_2">
      <style:paragraph-properties fo:keep-with-next="always"/>
      <style:text-properties officeooo:paragraph-rsid="00353ae9"/>
    </style:style>
    <style:style style:name="P31" style:family="paragraph" style:parent-style-name="Text_20_body" style:list-style-name="L3"/>
    <style:style style:name="P32" style:family="paragraph" style:parent-style-name="Text_20_body" style:list-style-name="L4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33" style:family="paragraph" style:parent-style-name="Text_20_body" style:list-style-name="L5">
      <style:text-properties style:font-name="Arial" fo:font-size="10pt" style:font-size-asian="10pt" style:font-size-complex="10pt"/>
    </style:style>
    <style:style style:name="P34" style:family="paragraph" style:parent-style-name="Text_20_body" style:list-style-name="L6">
      <style:text-properties style:font-name="Arial" fo:font-size="10pt" style:font-size-asian="10pt" style:font-size-complex="10pt"/>
    </style:style>
    <style:style style:name="P35" style:family="paragraph" style:parent-style-name="Text_20_body" style:list-style-name="L7"/>
    <style:style style:name="P36" style:family="paragraph" style:parent-style-name="Text_20_body" style:list-style-name="L8">
      <style:paragraph-properties fo:margin-top="0cm" fo:margin-bottom="0cm" style:contextual-spacing="false"/>
      <style:text-properties officeooo:paragraph-rsid="00641c44"/>
    </style:style>
    <style:style style:name="P37" style:family="paragraph" style:parent-style-name="Text_20_body" style:list-style-name="L4">
      <style:text-properties style:font-name="Arial" fo:font-size="10pt" style:font-size-asian="10pt" style:font-size-complex="10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" fo:font-size="10pt" officeooo:paragraph-rsid="003605ed" fo:background-color="transparent" style:font-size-asian="10pt" style:font-size-complex="10pt"/>
    </style:style>
    <style:style style:name="P39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Arial" fo:font-size="10pt" officeooo:paragraph-rsid="003605ed" fo:background-color="transparent" style:font-size-asian="10pt" style:font-size-complex="10pt"/>
    </style:style>
    <style:style style:name="P40" style:family="paragraph" style:parent-style-name="Text_20_body" style:list-style-name="L9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1" style:family="paragraph" style:parent-style-name="Text_20_body" style:list-style-name="L10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2" style:family="paragraph" style:parent-style-name="Text_20_body" style:list-style-name="L11">
      <style:paragraph-properties fo:margin-top="0cm" fo:margin-bottom="0cm" style:contextual-spacing="false"/>
    </style:style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5" style:family="paragraph" style:parent-style-name="Text_20_body" style:list-style-name="L14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6" style:family="paragraph" style:parent-style-name="Text_20_body" style:list-style-name="L10">
      <style:text-properties style:font-name="Arial" fo:font-size="10pt" style:font-size-asian="10pt" style:font-size-complex="10pt"/>
    </style:style>
    <style:style style:name="P47" style:family="paragraph" style:parent-style-name="Text_20_body" style:list-style-name="L15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48" style:family="paragraph" style:parent-style-name="Text_20_body" style:list-style-name="L15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49" style:family="paragraph" style:parent-style-name="Text_20_body" style:list-style-name="L16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50" style:family="paragraph" style:parent-style-name="Text_20_body" style:list-style-name="L16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51" style:family="paragraph" style:parent-style-name="Text_20_body" style:list-style-name="L17" style:master-page-name="">
      <style:paragraph-properties fo:line-height="150%" fo:text-align="justify" style:justify-single-word="false" style:page-number="auto"/>
      <style:text-properties style:font-name="Arial" fo:font-size="10pt" officeooo:paragraph-rsid="003605ed" style:font-size-asian="10pt" style:font-size-complex="10pt"/>
    </style:style>
    <style:style style:name="P52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53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style:font-name="Arial" fo:font-size="10pt"/>
    </style:style>
    <style:style style:name="P54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style:font-name="Arial" fo:font-size="10pt" officeooo:rsid="005d810c" officeooo:paragraph-rsid="005d810c"/>
    </style:style>
    <style:style style:name="P55" style:family="paragraph" style:parent-style-name="Text_20_body" style:list-style-name="L17">
      <loext:graphic-properties draw:fill="none" draw:fill-color="#ffffff"/>
      <style:paragraph-properties fo:margin-top="0cm" fo:margin-bottom="0.423cm" style:contextual-spacing="false" fo:line-height="179%" fo:background-color="transparent" fo:padding="0cm" fo:border="none" style:writing-mode="lr-tb"/>
      <style:text-properties style:font-name="Arial" fo:font-size="10pt" officeooo:paragraph-rsid="005d810c" fo:background-color="transparent"/>
    </style:style>
    <style:style style:name="P56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Arial" fo:font-size="10pt" officeooo:paragraph-rsid="0037daf3" fo:background-color="transparent" style:font-size-asian="10pt" style:font-size-complex="10pt"/>
    </style:style>
    <style:style style:name="P57" style:family="paragraph" style:parent-style-name="Table_20_Contents">
      <style:text-properties style:font-name="Arial" fo:font-size="10pt" style:font-size-asian="10pt" style:font-size-complex="10pt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font-size="10pt" officeooo:paragraph-rsid="0037daf3" fo:background-color="transparent" style:font-size-asian="10pt" style:font-size-complex="10pt"/>
    </style:style>
    <style:style style:name="P59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83539" style:text-blinking="false" fo:background-color="transparent"/>
    </style:style>
    <style:style style:name="P60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18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5c50b" style:text-blinking="false" fo:background-color="transparent"/>
    </style:style>
    <style:style style:name="P62" style:family="paragraph" style:parent-style-name="Text_20_body" style:list-style-name="L18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</style:style>
    <style:style style:name="P63" style:family="paragraph" style:parent-style-name="Text_20_body" style:list-style-name="L19" style:master-page-name="">
      <style:paragraph-properties fo:line-height="150%" fo:text-align="justify" style:justify-single-word="false" style:page-number="auto"/>
      <style:text-properties officeooo:paragraph-rsid="0037daf3"/>
    </style:style>
    <style:style style:name="P64" style:family="paragraph" style:parent-style-name="Text_20_body" style:list-style-name="L19">
      <style:paragraph-properties fo:line-height="150%" fo:text-align="justify" style:justify-single-word="false"/>
      <style:text-properties officeooo:paragraph-rsid="0037daf3"/>
    </style:style>
    <style:style style:name="P65" style:family="paragraph" style:parent-style-name="Text_20_body" style:master-page-name="">
      <style:paragraph-properties fo:line-height="150%" fo:text-align="justify" style:justify-single-word="false" style:page-number="auto"/>
      <style:text-properties officeooo:paragraph-rsid="0065c50b"/>
    </style:style>
    <style:style style:name="P6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5c50b" style:text-blinking="false" fo:background-color="transparent" style:font-size-asian="10pt" style:font-size-complex="10pt"/>
    </style:style>
    <style:style style:name="P67" style:family="paragraph" style:parent-style-name="Heading_20_3">
      <style:paragraph-properties fo:keep-with-next="always"/>
      <style:text-properties officeooo:paragraph-rsid="003e101c"/>
    </style:style>
    <style:style style:name="P68" style:family="paragraph" style:parent-style-name="Heading_20_3">
      <style:paragraph-properties fo:keep-with-next="always"/>
    </style:style>
    <style:style style:name="P69" style:family="paragraph" style:parent-style-name="Text_20_body">
      <style:text-properties officeooo:paragraph-rsid="0068da58"/>
    </style:style>
    <style:style style:name="P70" style:family="paragraph" style:parent-style-name="Heading_20_3">
      <style:paragraph-properties fo:keep-with-next="always"/>
      <style:text-properties officeooo:paragraph-rsid="005d810c"/>
    </style:style>
    <style:style style:name="P7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paragraph-rsid="005d810c" style:text-blinking="false" fo:background-color="transparent" style:font-name-asian="NSimSun" style:font-size-asian="14pt" style:font-weight-asian="bold" style:font-name-complex="Lucida Sans" style:font-size-complex="14pt" style:font-weight-complex="bold"/>
    </style:style>
    <style:style style:name="P72" style:family="paragraph" style:parent-style-name="Text_20_body" style:master-page-name="">
      <style:paragraph-properties fo:line-height="150%" fo:text-align="justify" style:justify-single-word="false" style:page-number="auto"/>
      <style:text-properties officeooo:paragraph-rsid="0037daf3"/>
    </style:style>
    <style:style style:name="P73" style:family="paragraph" style:parent-style-name="Text_20_body">
      <style:paragraph-properties fo:line-height="150%" fo:text-align="justify" style:justify-single-word="false"/>
      <style:text-properties officeooo:paragraph-rsid="0037daf3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0pt" officeooo:rsid="0033988e" style:font-size-asian="20pt" style:font-size-complex="20pt"/>
    </style:style>
    <style:style style:name="T4" style:family="text">
      <style:text-properties fo:font-style="normal"/>
    </style:style>
    <style:style style:name="T5" style:family="text">
      <style:text-properties style:font-name="Arial"/>
    </style:style>
    <style:style style:name="T6" style:family="text">
      <style:text-properties style:font-name="Arial" officeooo:rsid="006f8687"/>
    </style:style>
    <style:style style:name="T7" style:family="text">
      <style:text-properties style:font-name="Arial" fo:font-size="10pt" officeooo:rsid="0040e470" fo:background-color="transparent" loext:char-shading-value="0" style:font-size-asian="10pt" style:font-size-complex="10pt"/>
    </style:style>
    <style:style style:name="T8" style:family="text">
      <style:text-properties style:font-name="Arial" fo:font-size="10pt" officeooo:rsid="0044f7d5" fo:background-color="transparent" loext:char-shading-value="0" style:font-size-asian="10pt" style:font-size-complex="10pt"/>
    </style:style>
    <style:style style:name="T9" style:family="text">
      <style:text-properties style:font-name="Arial" fo:font-size="10pt" officeooo:rsid="004e6b3a" fo:background-color="transparent" loext:char-shading-value="0" style:font-size-asian="10pt" style:font-size-complex="10pt"/>
    </style:style>
    <style:style style:name="T10" style:family="text">
      <style:text-properties style:font-name="Arial" fo:font-size="10pt" fo:font-weight="normal" officeooo:rsid="0044f7d5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4641ae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222222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683539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officeooo:rsid="0065c50b"/>
    </style:style>
    <style:style style:name="T17" style:family="text">
      <style:text-properties officeooo:rsid="00683539"/>
    </style:style>
    <style:style style:name="T18" style:family="text">
      <style:text-properties style:font-name="Arial1" officeooo:rsid="00683539"/>
    </style:style>
    <style:style style:name="T19" style:family="text">
      <style:text-properties style:font-name="Arial1"/>
    </style:style>
    <style:style style:name="T20" style:family="text">
      <style:text-properties style:font-name="Arial" fo:font-size="10pt" officeooo:rsid="005062b0" fo:background-color="transparent" loext:char-shading-value="0" style:font-size-asian="10pt" style:font-size-complex="10pt"/>
    </style:style>
    <style:style style:name="T21" style:family="text">
      <style:text-properties style:font-name="Arial" fo:font-size="10pt" officeooo:rsid="005062b0" style:font-size-asian="10pt" style:font-size-complex="10pt"/>
    </style:style>
    <style:style style:name="T22" style:family="text">
      <style:text-properties style:font-name="Arial" fo:font-size="10pt" style:font-size-asian="10pt" style:font-size-complex="10pt"/>
    </style:style>
    <style:style style:name="T23" style:family="text">
      <style:text-properties style:font-name="Arial" fo:font-size="10pt" officeooo:rsid="00520817" fo:background-color="transparent" loext:char-shading-value="0" style:font-size-asian="10pt" style:font-size-complex="10pt"/>
    </style:style>
    <style:style style:name="T24" style:family="text">
      <style:text-properties style:font-name="Arial" fo:font-size="10pt" officeooo:rsid="0053486f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cb7f7" style:text-blinking="false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27" style:family="text">
      <style:text-properties style:font-name="Arial" style:font-name-asian="Microsoft YaHei" style:font-name-complex="Mangal1"/>
    </style:style>
    <style:style style:name="T28" style:family="text">
      <style:text-properties style:font-name="Arial" fo:font-size="10pt" officeooo:rsid="005cb7f7" style:font-size-asian="10pt" style:font-size-complex="10pt"/>
    </style:style>
    <style:style style:name="T29" style:family="text">
      <style:text-properties officeooo:rsid="005cb7f7"/>
    </style:style>
    <style:style style:name="T30" style:family="text">
      <style:text-properties style:font-name="Arial" fo:font-size="10pt" officeooo:rsid="00641c44" style:font-size-asian="10pt" style:font-size-complex="10pt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style:font-size-asian="10pt" style:font-size-complex="10pt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style:font-size-asian="10pt" style:font-size-complex="10pt"/>
    </style:style>
    <style:style style:name="T37" style:family="text">
      <style:text-properties style:font-name="Arial" fo:font-weight="normal" officeooo:rsid="0065c45a" style:font-weight-asian="normal" style:font-weight-complex="normal"/>
    </style:style>
    <style:style style:name="T38" style:family="text">
      <style:text-properties style:font-name="Arial" fo:font-size="10pt" officeooo:rsid="005edb03" style:font-size-asian="10pt" style:font-size-complex="10pt"/>
    </style:style>
    <style:style style:name="T39" style:family="text">
      <style:text-properties officeooo:rsid="00683539" style:font-size-asian="10pt" style:font-weight-asian="normal" style:font-size-complex="10pt" style:font-weight-complex="normal"/>
    </style:style>
    <style:style style:name="T40" style:family="text">
      <style:text-properties officeooo:rsid="0065c50b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683539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65c45a" style:text-blinking="false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font-name="Arial" officeooo:rsid="00363f07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65c45a" style:text-blinking="false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style:font-name="Arial" officeooo:rsid="003e101c"/>
    </style:style>
    <style:style style:name="T47" style:family="text">
      <style:text-properties style:font-name="Arial" officeooo:rsid="0068da58"/>
    </style:style>
    <style:style style:name="T48" style:family="text">
      <style:text-properties style:font-name="Arial" officeooo:rsid="0069b4f7" style:font-name-asian="Microsoft YaHei" style:font-name-complex="Mangal1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rsid="003e101c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rsid="005d810c" style:text-blinking="false" fo:background-color="transparent" loext:char-shading-value="0"/>
    </style:style>
    <style:style style:name="T51" style:family="text">
      <style:text-properties officeooo:rsid="005d810c"/>
    </style:style>
    <style:style style:name="T52" style:family="text">
      <style:text-properties style:font-name="Arial" officeooo:rsid="005d810c"/>
    </style:style>
    <style:style style:name="T53" style:family="text">
      <style:text-properties style:font-name="Arial" officeooo:rsid="0069b4f7"/>
    </style:style>
    <style:style style:name="T54" style:family="text">
      <style:text-properties style:font-name="Arial" fo:font-size="10pt" fo:font-weight="normal" officeooo:rsid="0065c45a" fo:background-color="transparent" loext:char-shading-value="0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383cm" text:min-label-width="0.499cm"/>
      </text:list-level-style-number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383cm" text:min-label-width="0.499cm"/>
      </text:list-level-style-number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1.383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2">P</text:span></text:span><text:span text:style-name="Strong_20_Emphasis"><text:span text:style-name="T3">rojeto Assistente de IA para Licitações</text:span></text:span></text:p>
      <text:p text:style-name="P2"><text:span text:style-name="Strong_20_Emphasis"><text:span text:style-name="T2">Requisitos do </text:span></text:span><text:span text:style-name="Strong_20_Emphasis"><text:span text:style-name="T3">P</text:span></text:span><text:span text:style-name="Strong_20_Emphasis"><text:span text:style-name="T2">rojeto</text:span></text:span></text:p>
      <text:p text:style-name="P3"/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4">Sumário</text:p>
          </text:index-title>
          <text:p text:style-name="P5"><text:a xlink:type="simple" xlink:href="#__RefHeading___Toc1_1776016699" text:style-name="Index_20_Link" text:visited-style-name="Index_20_Link">1 Contexto do Projeto<text:tab/>3</text:a></text:p>
          <text:p text:style-name="P6"><text:a xlink:type="simple" xlink:href="#__RefHeading___Toc286_1776016699" text:style-name="Index_20_Link" text:visited-style-name="Index_20_Link">1.1 Objetivo do Negócio<text:tab/>3</text:a></text:p>
          <text:p text:style-name="P6"><text:a xlink:type="simple" xlink:href="#__RefHeading___Toc13875_2726489616" text:style-name="Index_20_Link" text:visited-style-name="Index_20_Link">1.2 Objetivo desse Documento<text:tab/>3</text:a></text:p>
          <text:p text:style-name="P6"><text:a xlink:type="simple" xlink:href="#__RefHeading___Toc288_1776016699" text:style-name="Index_20_Link" text:visited-style-name="Index_20_Link">1.3 Stakeholders<text:tab/>3</text:a></text:p>
          <text:p text:style-name="P6"><text:a xlink:type="simple" xlink:href="#__RefHeading___Toc290_1776016699" text:style-name="Index_20_Link" text:visited-style-name="Index_20_Link">1.4 Escopo<text:tab/>3</text:a></text:p>
          <text:p text:style-name="P7"><text:a xlink:type="simple" xlink:href="#__RefHeading___Toc1789_1776016699" text:style-name="Index_20_Link" text:visited-style-name="Index_20_Link">1.4.1 Não Escopo<text:tab/>4</text:a></text:p>
          <text:p text:style-name="P7"><text:a xlink:type="simple" xlink:href="#__RefHeading___Toc2200_1776016699" text:style-name="Index_20_Link" text:visited-style-name="Index_20_Link">1.4.2 Escopo Adicional<text:tab/>4</text:a></text:p>
          <text:p text:style-name="P5"><text:a xlink:type="simple" xlink:href="#__RefHeading___Toc354_1776016699" text:style-name="Index_20_Link" text:visited-style-name="Index_20_Link">2 Coleta de Requisitos<text:tab/>4</text:a></text:p>
          <text:p text:style-name="P6"><text:a xlink:type="simple" xlink:href="#__RefHeading___Toc141591_3806038560" text:style-name="Index_20_Link" text:visited-style-name="Index_20_Link">2.1 Funcionais<text:tab/>4</text:a></text:p>
          <text:p text:style-name="P6"><text:a xlink:type="simple" xlink:href="#__RefHeading___Toc141593_3806038560" text:style-name="Index_20_Link" text:visited-style-name="Index_20_Link">2.2 Não Funcionais<text:tab/>4</text:a></text:p>
          <text:p text:style-name="P6"><text:a xlink:type="simple" xlink:href="#__RefHeading___Toc141595_3806038560" text:style-name="Index_20_Link" text:visited-style-name="Index_20_Link">2.3 Requisitos de Negócio<text:tab/>5</text:a></text:p>
          <text:p text:style-name="P6"><text:a xlink:type="simple" xlink:href="#__RefHeading___Toc141597_3806038560" text:style-name="Index_20_Link" text:visited-style-name="Index_20_Link">2.4 Requisitos Legais<text:tab/>5</text:a></text:p>
          <text:p text:style-name="P5"><text:a xlink:type="simple" xlink:href="#__RefHeading___Toc356_1776016699" text:style-name="Index_20_Link" text:visited-style-name="Index_20_Link">3 Ferramentas e Tecnologias<text:tab/>5</text:a></text:p>
          <text:p text:style-name="P5"><text:a xlink:type="simple" xlink:href="#__RefHeading___Toc358_1776016699" text:style-name="Index_20_Link" text:visited-style-name="Index_20_Link">4 Cronograma<text:tab/>5</text:a></text:p>
          <text:p text:style-name="P5"><text:a xlink:type="simple" xlink:href="#__RefHeading___Toc360_1776016699" text:style-name="Index_20_Link" text:visited-style-name="Index_20_Link">5 Recursos e Equipe<text:tab/>6</text:a></text:p>
          <text:p text:style-name="P5"><text:a xlink:type="simple" xlink:href="#__RefHeading___Toc362_1776016699" text:style-name="Index_20_Link" text:visited-style-name="Index_20_Link">6 Riscos<text:tab/>6</text:a></text:p>
          <text:p text:style-name="P5"><text:a xlink:type="simple" xlink:href="#__RefHeading___Toc364_1776016699" text:style-name="Index_20_Link" text:visited-style-name="Index_20_Link">7 Critérios de Aceitação e Financeiro<text:tab/>6</text:a></text:p>
          <text:p text:style-name="P6"><text:a xlink:type="simple" xlink:href="#__RefHeading___Toc140621_3806038560" text:style-name="Index_20_Link" text:visited-style-name="Index_20_Link">7.1 DEFINIR AS FASES DE ENTREGA<text:tab/>6</text:a></text:p>
          <text:p text:style-name="P7"><text:a xlink:type="simple" xlink:href="#__RefHeading___Toc2202_1776016699" text:style-name="Index_20_Link" text:visited-style-name="Index_20_Link">7.1.1 Fase 1 – Definição dos Requisitos<text:tab/>6</text:a></text:p>
          <text:p text:style-name="P7"><text:a xlink:type="simple" xlink:href="#__RefHeading___Toc2204_1776016699" text:style-name="Index_20_Link" text:visited-style-name="Index_20_Link">7.1.2 Fase 2 – Esboço de Telas (figma)<text:tab/>6</text:a></text:p>
          <text:p text:style-name="P7"><text:a xlink:type="simple" xlink:href="#__RefHeading___Toc3430_1776016699%20Copia%201%20Copia%201%20Copia%201%20Copia%201" text:style-name="Index_20_Link" text:visited-style-name="Index_20_Link">7.1.3 Fase 3 – Esboço de Fluxos<text:tab/>7</text:a></text:p>
          <text:p text:style-name="P7"><text:a xlink:type="simple" xlink:href="#__RefHeading___Toc3430_1776016699%20Copia%201%20Copia%201%20Copia%201%20Copia%201%20Copia%201" text:style-name="Index_20_Link" text:visited-style-name="Index_20_Link">7.1.4 Fase 4 – <text:span text:style-name="T4">Desenvolvimento e testes do sistem</text:span><text:span text:style-name="T4">a</text:span><text:tab/>7</text:a></text:p>
          <text:p text:style-name="P7"><text:a xlink:type="simple" xlink:href="#__RefHeading___Toc60862_22075665" text:style-name="Index_20_Link" text:visited-style-name="Index_20_Link">7.1.5 Fase 5 – Deploy e homologação<text:tab/>7</text:a></text:p>
          <text:p text:style-name="P5"><text:a xlink:type="simple" xlink:href="#__RefHeading___Toc366_1776016699" text:style-name="Index_20_Link" text:visited-style-name="Index_20_Link">8 Entrega do Produto<text:tab/>7</text:a></text:p>
        </text:index-body>
      </text:table-of-content>
      <text:p text:style-name="P3"/>
      <text:p text:style-name="P3"/>
      <text:p text:style-name="P3"/>
      <text:h text:style-name="P8" text:outline-level="1"><text:bookmark-start text:name="__RefHeading___Toc1_1776016699"/><text:span text:style-name="Strong_20_Emphasis"><text:span text:style-name="T5">Contexto do Projeto</text:span></text:span><text:bookmark-end text:name="__RefHeading___Toc1_1776016699"/></text:h>
      <text:h text:style-name="P9" text:outline-level="2"><text:bookmark-start text:name="__RefHeading___Toc286_1776016699"/><text:span text:style-name="Strong_20_Emphasis"><text:span text:style-name="T5">Objetivo </text:span></text:span><text:span text:style-name="Strong_20_Emphasis"><text:span text:style-name="T6">do Negócio</text:span></text:span><text:bookmark-end text:name="__RefHeading___Toc286_1776016699"/></text:h>
      <text:p text:style-name="P10"><text:span text:style-name="T7">O objeti</text:span><text:span text:style-name="T8">v</text:span><text:span text:style-name="T7">o principal é desenvolver uma aplicação </text:span><text:span text:style-name="T9">web </text:span><text:span text:style-name="T7">que utilize Inteligência Artificial para simplificar e otimizar o processo de elaboração de documentos, como DFD, ETP, TR, entre outros. A solução visa gerar documentos padronizados, reduzindo o tempo em atividades manuais, minimizando erros e inconsistências.</text:span></text:p>
      <text:h text:style-name="P11" text:outline-level="2"><text:bookmark-start text:name="__RefHeading___Toc13875_2726489616"/>Objetivo desse Documento<text:bookmark-end text:name="__RefHeading___Toc13875_2726489616"/></text:h>
      <text:p text:style-name="P12"><text:span text:style-name="T8">Este documento tem como objetivo </text:span><text:span text:style-name="Strong_20_Emphasis"><text:span text:style-name="T10">detalhar os requisitos funcionais e não funcionais</text:span></text:span><text:span text:style-name="T8">, as tecnologias utilizadas, os stakeholders, o escopo e demais diretrizes para o desenvolvimento do </text:span><text:span text:style-name="Strong_20_Emphasis"><text:span text:style-name="T10">Assistente de IA para </text:span></text:span><text:span text:style-name="Strong_20_Emphasis"><text:span text:style-name="T11">Licitações</text:span></text:span><text:span text:style-name="T10">, garantindo alinhamento entre todos os envolvidos. </text:span></text:p>
      <text:h text:style-name="P9" text:outline-level="2"><text:bookmark-start text:name="__RefHeading___Toc288_1776016699"/><text:span text:style-name="Strong_20_Emphasis"><text:span text:style-name="T5">Stakeholders</text:span></text:span><text:bookmark-end text:name="__RefHeading___Toc288_1776016699"/></text:h>
      <text:list text:style-name="L1">
        <text:list-header>
          <text:p text:style-name="P13"/>
        </text:list-header>
        <text:list-item>
          <text:p text:style-name="P14"><text:bookmark text:name="docs-internal-guid-a5e617f3-7fff-0894-52b5-0e9b920f67b5"/><text:span text:style-name="T12">Usuários Finais – servidores públicos da </text:span><text:span text:style-name="T13">Secretaria Municipal de Tecnologia e Inovação </text:span><text:span text:style-name="T12">(SMCIT), responsáveis por elaborar, revisar e utilizar os documentos gerados pelo sistema. </text:span></text:p>
        </text:list-item>
        <text:list-item>
          <text:p text:style-name="P15"><text:span text:style-name="T14">Cliente – </text:span><text:span text:style-name="T15">A</text:span><text:span text:style-name="T14">ndre </text:span><text:span text:style-name="T15">L</text:span><text:span text:style-name="T14">uis da </text:span><text:span text:style-name="T15">S</text:span><text:span text:style-name="T14">ilva </text:span><text:span text:style-name="T15">A</text:span><text:span text:style-name="T14">ntunes, responsável por aprovar o andamento do projeto, validar entregas e garantir que as necessidades dos usuários finais sejam atendidas.</text:span></text:p>
        </text:list-item>
        <text:list-item>
          <text:p text:style-name="P16">Equipe de Desenvolvimento e suporte técnico – Composta pelos estagiários Weverton <text:span text:style-name="T16">Vieira Ribeiro</text:span>, Chandler <text:span text:style-name="T16">André Morais Mariano</text:span> e Diogo <text:span text:style-name="T17">Negrelli Ferreira</text:span>.</text:p>
        </text:list-item>
        <text:list-item>
          <text:p text:style-name="P17">Consultor técnico – <text:span text:style-name="T18">C</text:span><text:span text:style-name="T19">hristoffer </text:span><text:span text:style-name="T18">C</text:span><text:span text:style-name="T19">orrea </text:span><text:span text:style-name="T18">K</text:span><text:span text:style-name="T19">lein</text:span>, profissional que oferece suporte especializado, orientações técnicas e validações durante o desenvolvimento e implantação do sistema.</text:p>
        </text:list-item>
      </text:list>
      <text:h text:style-name="P9" text:outline-level="2"><text:bookmark-start text:name="__RefHeading___Toc290_1776016699"/><text:span text:style-name="Strong_20_Emphasis"><text:span text:style-name="T5">Escopo</text:span></text:span><text:bookmark-end text:name="__RefHeading___Toc290_1776016699"/></text:h>
      <text:list xml:id="list2468554506" text:style-name="List_20_1">
        <text:list-item>
          <text:p text:style-name="P18">Sistema de usuários relacionado ao IPM.</text:p>
        </text:list-item>
        <text:list-item>
          <text:p text:style-name="P19"><text:span text:style-name="T20">Modelos de documentos e </text:span><text:span text:style-name="T21">f</text:span><text:span text:style-name="T22">ormulários dinâmicos vinculados.</text:span></text:p>
        </text:list-item>
        <text:list-item>
          <text:p text:style-name="P20">Edição de documentos com infoboxes explicativos. </text:p>
        </text:list-item>
        <text:list-item>
          <text:p text:style-name="P19"><text:span text:style-name="T20">Assistente de IA para </text:span><text:span text:style-name="T23">preencher em tempo real </text:span><text:span text:style-name="T24">os </text:span><text:span text:style-name="T23">campos do documento de acordo com as respostas do formulário, e ajudar na edição com</text:span><text:span text:style-name="T20"> autocompletar </text:span><text:span text:style-name="T23">e sugestões.</text:span></text:p>
        </text:list-item>
        <text:list-item>
          <text:p text:style-name="P21">Exportação dos documentos em PDF.</text:p>
        </text:list-item>
        <text:list-item>
          <text:p text:style-name="P21">Salvamento automático de rascunhos. </text:p>
        </text:list-item>
      </text:list>
      <text:p text:style-name="P22"/>
      <text:p text:style-name="P22"/>
      <text:h text:style-name="P23" text:outline-level="3"><text:bookmark-start text:name="__RefHeading___Toc1789_1776016699"/><text:soft-page-break/>Não Escopo<text:bookmark-end text:name="__RefHeading___Toc1789_1776016699"/></text:h>
      <text:list text:style-name="L2">
        <text:list-item>
          <text:p text:style-name="P24"><text:bookmark text:name="docs-internal-guid-6fd8c8a4-7fff-1959-fe27-0eec0d31a300"/>Integrações com sistemas de outros setores fora da SMCIT (exceto integração futura).</text:p>
        </text:list-item>
        <text:list-item>
          <text:p text:style-name="P25"><text:bookmark text:name="docs-internal-guid-751f205b-7fff-4410-b3f8-9a5b5b2a5bd8"/>Funcionalidades que não envolvam diretamente a criação, edição ou exportação de documentos.</text:p>
        </text:list-item>
      </text:list>
      <text:h text:style-name="P26" text:outline-level="3"><text:bookmark-start text:name="__RefHeading___Toc2200_1776016699"/>Escopo Adicional<text:bookmark-end text:name="__RefHeading___Toc2200_1776016699"/></text:h>
      <text:list text:continue-list="list2468554506" text:style-name="List_20_1">
        <text:list-item>
          <text:p text:style-name="P27"><text:bookmark text:name="docs-internal-guid-a43cf37f-7fff-a161-bb6b-9fea1b56dbaf"/>Possibilidade de abranger o uso do sistema para atender outros setores da prefeitura.</text:p>
        </text:list-item>
        <text:list-item>
          <text:p text:style-name="P28"><text:span text:style-name="T25">Integração</text:span><text:span text:style-name="T26"> de arquivos com o IPM.</text:span><text:span text:style-name="T5"> </text:span></text:p>
        </text:list-item>
      </text:list>
      <text:h text:style-name="P29" text:outline-level="1"><text:bookmark-start text:name="__RefHeading___Toc354_1776016699"/><text:span text:style-name="Strong_20_Emphasis"><text:span text:style-name="T5">Coleta de Requisitos</text:span></text:span><text:bookmark-end text:name="__RefHeading___Toc354_1776016699"/></text:h>
      <text:h text:style-name="P30" text:outline-level="2"><text:bookmark-start text:name="__RefHeading___Toc141591_3806038560"/><text:span text:style-name="Strong_20_Emphasis"><text:span text:style-name="T27">Funcionais</text:span></text:span><text:bookmark-end text:name="__RefHeading___Toc141591_3806038560"/></text:h>
      <text:list text:style-name="L3">
        <text:list-item>
          <text:p text:style-name="P31"><text:span text:style-name="T28">Sistema</text:span><text:span text:style-name="T22"> de </text:span><text:span text:style-name="T28">usuários</text:span></text:p>
        </text:list-item>
      </text:list>
      <text:list xml:id="list1515084582" text:style-name="L4">
        <text:list-item>
          <text:list>
            <text:list-item>
              <text:p text:style-name="P32"><text:span text:style-name="T29">Login</text:span>, logout </text:p>
            </text:list-item>
            <text:list-item>
              <text:p text:style-name="P32"><text:span text:style-name="T29">Utilizar</text:span> os <text:span text:style-name="T29">usuários</text:span> do IPM </text:p>
            </text:list-item>
            <text:list-item>
              <text:p text:style-name="P32"><text:span text:style-name="T29">Permissões</text:span> diferentes </text:p>
            </text:list-item>
          </text:list>
        </text:list-item>
      </text:list>
      <text:list text:style-name="L5">
        <text:list-item>
          <text:p text:style-name="P33">Formulários e documentos</text:p>
        </text:list-item>
      </text:list>
      <text:list xml:id="list101725271035352" text:continue-list="list1515084582" text:style-name="L4">
        <text:list-item>
          <text:list>
            <text:list-item>
              <text:p text:style-name="P32"><text:span text:style-name="T29">O</text:span> sistema deve ter várias opções de modelos de documentos, como DFD, ETP, TR, etc… </text:p>
            </text:list-item>
            <text:list-item>
              <text:p text:style-name="P32"><text:span text:style-name="T29">O</text:span> modelo de documento e o <text:span text:style-name="T29">formulário</text:span> devem ser ambos exibidos ao mesmo tempo </text:p>
            </text:list-item>
            <text:list-item>
              <text:p text:style-name="P32"><text:span text:style-name="T29">Modelo</text:span> de formulário com perguntas diretas e campos para preencher de acordo com as informações necessárias para cada tipo de documento </text:p>
            </text:list-item>
            <text:list-item>
              <text:p text:style-name="P32"><text:span text:style-name="T29">O</text:span> formulário deve ser opcional, podendo ser desativado e ativado a qualquer momento, dando a liberdade do <text:span text:style-name="T29">usuário</text:span> preencher os campos do documento manualmente </text:p>
            </text:list-item>
            <text:list-item>
              <text:p text:style-name="P32"><text:span text:style-name="T29">Durante</text:span> a edição manual, ao interagir com um campo, aparecer uma infobox com um pequeno texto resumindo o que é aquele campo e o que deve conter. </text:p>
            </text:list-item>
            <text:list-item>
              <text:p text:style-name="P32"><text:span text:style-name="T29">Permitir</text:span> a edição em tempo real, mesmo que <text:span text:style-name="T29">usuário</text:span> ainda <text:span text:style-name="T29">não</text:span> tenha terminado de responder o fomulário </text:p>
            </text:list-item>
          </text:list>
        </text:list-item>
      </text:list>
      <text:list text:style-name="L6">
        <text:list-item>
          <text:p text:style-name="P34">IA para geração de textos</text:p>
        </text:list-item>
      </text:list>
      <text:list xml:id="list101724756867532" text:continue-list="list101725271035352" text:style-name="L4">
        <text:list-item>
          <text:list>
            <text:list-item>
              <text:p text:style-name="P32"><text:span text:style-name="T29">Utilizar</text:span> IA para gerar automaticamente textos para os campos do documento com base nas entradas do <text:span text:style-name="T29">usuário</text:span> no formulário e prompts predefinidos </text:p>
            </text:list-item>
            <text:list-item>
              <text:p text:style-name="P32"><text:span text:style-name="T29">A</text:span> geração dos textos e sua inserção no documento devem ser feitas em tempo real, <text:span text:style-name="T29">conforme</text:span> o <text:span text:style-name="T29">usuário</text:span> for preenchendo o formulário </text:p>
            </text:list-item>
            <text:list-item>
              <text:p text:style-name="P32"><text:span text:style-name="T29">A</text:span> IA deve servir <text:span text:style-name="T29">também</text:span> como assistente durante a edição de campos manualmente, com autocompletar e <text:span text:style-name="T29">sugestões.</text:span> </text:p>
            </text:list-item>
          </text:list>
        </text:list-item>
      </text:list>
      <text:list text:style-name="L7">
        <text:list-item>
          <text:p text:style-name="P35"><text:span text:style-name="T28">Exportação</text:span><text:span text:style-name="T22"> e armazenamento do documento</text:span></text:p>
        </text:list-item>
      </text:list>
      <text:list text:style-name="L8">
        <text:list-item>
          <text:list>
            <text:list-item>
              <text:p text:style-name="P36"><text:span text:style-name="T28">A</text:span><text:span text:style-name="T22">o terminar de responder o formulário, ou preencher todos os campos necessários, dar a opção do </text:span><text:span text:style-name="T28">usuário</text:span><text:span text:style-name="T22"> visualiza</text:span><text:span text:style-name="T30">r e/ou </text:span><text:span text:style-name="T22">baixar o documento em formato </text:span><text:span text:style-name="T28">PDF</text:span><text:span text:style-name="T22"> </text:span></text:p>
            </text:list-item>
          </text:list>
        </text:list-item>
      </text:list>
      <text:list text:continue-list="list101724756867532" text:style-name="L4">
        <text:list-item>
          <text:list>
            <text:list-item>
              <text:p text:style-name="P37"><text:span text:style-name="T29">Salvar</text:span> sempre o rascunho mais recente a cada alteração feita no documento, para que o <text:span text:style-name="T29">usuário</text:span> possa acessá-lo novamente </text:p>
            </text:list-item>
          </text:list>
        </text:list-item>
      </text:list>
      <text:p text:style-name="P38"/>
      <text:h text:style-name="P30" text:outline-level="2"><text:bookmark-start text:name="__RefHeading___Toc141593_3806038560"/><text:span text:style-name="Strong_20_Emphasis"><text:span text:style-name="T27">Não Funcionais</text:span></text:span><text:bookmark-end text:name="__RefHeading___Toc141593_3806038560"/></text:h>
      <text:p text:style-name="P39"/>
      <text:list text:style-name="L9">
        <text:list-item>
          <text:p text:style-name="P40">Desempenho </text:p>
        </text:list-item>
      </text:list>
      <text:list xml:id="list2815928999" text:style-name="L10">
        <text:list-item>
          <text:list>
            <text:list-item>
              <text:p text:style-name="P41"><text:soft-page-break/>O sistema deve responder as <text:span text:style-name="T29">ações</text:span> do <text:span text:style-name="T29">usuário</text:span> em no máximo 2 segundos </text:p>
            </text:list-item>
            <text:list-item>
              <text:p text:style-name="P41">A <text:span text:style-name="T29">geração</text:span> dos textos com IA deve ser concluída com uma média de até 10 segundos </text:p>
            </text:list-item>
          </text:list>
        </text:list-item>
      </text:list>
      <text:list text:style-name="L11">
        <text:list-item>
          <text:p text:style-name="P42"><text:span text:style-name="T22">Es</text:span><text:span text:style-name="T28">calabilidade</text:span></text:p>
        </text:list-item>
      </text:list>
      <text:list xml:id="list101723857307672" text:continue-list="list2815928999" text:style-name="L10">
        <text:list-item>
          <text:list>
            <text:list-item>
              <text:p text:style-name="P41">Suportar 100 <text:span text:style-name="T29">usuários</text:span> <text:span text:style-name="T29">simultâneos</text:span> </text:p>
            </text:list-item>
            <text:list-item>
              <text:p text:style-name="P41"><text:span text:style-name="T29">Permitir</text:span> escalabilidade do back-end </text:p>
            </text:list-item>
          </text:list>
        </text:list-item>
      </text:list>
      <text:list text:style-name="L12">
        <text:list-item>
          <text:p text:style-name="P43"><text:span text:style-name="T28">Usabilidade</text:span><text:span text:style-name="T22"> </text:span></text:p>
        </text:list-item>
      </text:list>
      <text:list xml:id="list101725360178439" text:continue-list="list101723857307672" text:style-name="L10">
        <text:list-item>
          <text:list>
            <text:list-item>
              <text:p text:style-name="P41"><text:span text:style-name="T29">Ser</text:span> <text:span text:style-name="T29">acessível</text:span> via navegador </text:p>
            </text:list-item>
            <text:list-item>
              <text:p text:style-name="P41"><text:span text:style-name="T29">Interface</text:span> responsiva </text:p>
            </text:list-item>
          </text:list>
        </text:list-item>
      </text:list>
      <text:list text:style-name="L13">
        <text:list-item>
          <text:p text:style-name="P44">Manutenibilidade </text:p>
        </text:list-item>
      </text:list>
      <text:list xml:id="list101723761926489" text:continue-list="list101725360178439" text:style-name="L10">
        <text:list-item>
          <text:list>
            <text:list-item>
              <text:p text:style-name="P41"><text:span text:style-name="T29">Seguir</text:span> boas práticas de desenvolvimento e padrões definidos </text:p>
            </text:list-item>
          </text:list>
        </text:list-item>
      </text:list>
      <text:list text:style-name="L14">
        <text:list-item>
          <text:p text:style-name="P45">Disponibilidade </text:p>
        </text:list-item>
      </text:list>
      <text:list text:continue-list="list101723761926489" text:style-name="L10">
        <text:list-item>
          <text:list>
            <text:list-item>
              <text:p text:style-name="P46">O sistema deve estar <text:span text:style-name="T29">disponível</text:span> pelo menos 99% do tempo durante <text:span text:style-name="T29">horário</text:span> comercial </text:p>
            </text:list-item>
          </text:list>
        </text:list-item>
      </text:list>
      <text:p text:style-name="P38"/>
      <text:h text:style-name="P30" text:outline-level="2"><text:bookmark-start text:name="__RefHeading___Toc141595_3806038560"/><text:span text:style-name="Strong_20_Emphasis"><text:span text:style-name="T27">Requisitos de Negócio</text:span></text:span><text:bookmark-end text:name="__RefHeading___Toc141595_3806038560"/></text:h>
      <text:list text:style-name="L15">
        <text:list-item>
          <text:p text:style-name="P47"><text:bookmark text:name="docs-internal-guid-59a48971-7fff-6b4d-1eb8-f0f7c55b3e2b"/>Entregar um sistema que otimize o tempo dos servidores, padronize documentos e reduza erros manuais.</text:p>
        </text:list-item>
        <text:list-item>
          <text:p text:style-name="P48"><text:bookmark text:name="docs-internal-guid-cb8a9eda-7fff-9c95-a325-f8726d3c7789"/>Facilitar uso por meio de IA e interface intuitiva.</text:p>
        </text:list-item>
      </text:list>
      <text:h text:style-name="P30" text:outline-level="2"><text:bookmark-start text:name="__RefHeading___Toc141597_3806038560"/><text:span text:style-name="Strong_20_Emphasis"><text:span text:style-name="T27">Requisitos Legais</text:span></text:span><text:bookmark-end text:name="__RefHeading___Toc141597_3806038560"/></text:h>
      <text:list text:style-name="L16">
        <text:list-item>
          <text:p text:style-name="P49"><text:bookmark text:name="docs-internal-guid-4c5bcddc-7fff-c0ac-019a-ec628935e504"/>Garantir sigilo e segurança das informações de documentos e rascunhos.</text:p>
        </text:list-item>
        <text:list-item>
          <text:p text:style-name="P50"><text:bookmark text:name="docs-internal-guid-af1ca0af-7fff-fb4d-866a-fcd0bce057a3"/>Cumprir políticas de TI e proteção de dados vigentes na administração pública.</text:p>
        </text:list-item>
      </text:list>
      <text:h text:style-name="P29" text:outline-level="1"><text:bookmark-start text:name="__RefHeading___Toc356_1776016699"/><text:span text:style-name="Strong_20_Emphasis"><text:span text:style-name="T5">Ferramentas e Tecnologias</text:span></text:span><text:bookmark-end text:name="__RefHeading___Toc356_1776016699"/></text:h>
      <text:list text:style-name="L17">
        <text:list-item>
          <text:p text:style-name="P51"><text:span text:style-name="T31">Back-end: </text:span><text:span text:style-name="T32">L</text:span><text:span text:style-name="T31">aravel.</text:span></text:p>
        </text:list-item>
        <text:list-item>
          <text:p text:style-name="P52">Front-end: Vue.js.</text:p>
        </text:list-item>
        <text:list-item>
          <text:p text:style-name="P53"><text:span text:style-name="T33">Biblioteca</text:span><text:span text:style-name="T34"> para geração de </text:span><text:span text:style-name="T33">PDF</text:span><text:span text:style-name="T34">: mPDF.</text:span></text:p>
        </text:list-item>
        <text:list-item>
          <text:p text:style-name="P54">IA: Llama 3.0.</text:p>
        </text:list-item>
        <text:list-item>
          <text:p text:style-name="P55"><text:span text:style-name="T35">Versionamento</text:span><text:span text:style-name="T36">: Git/GitHub.</text:span></text:p>
        </text:list-item>
      </text:list>
      <text:h text:style-name="P29" text:outline-level="1"><text:bookmark-start text:name="__RefHeading___Toc358_1776016699"/><text:span text:style-name="Strong_20_Emphasis"><text:span text:style-name="T5">Cronograma</text:span></text:span><text:bookmark-end text:name="__RefHeading___Toc358_1776016699"/></text:h>
      <text:p text:style-name="P56"><text:span text:style-name="Strong_20_Emphasis"><text:span text:style-name="T37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7">Fase 1 – Levantamento de Requisitos</text:p>
          </table:table-cell>
          <table:table-cell table:style-name="Tabela1.A1" office:value-type="string">
            <text:p text:style-name="P57">Entrevistas, validação de requisitos, aprovação do escopo.</text:p>
          </table:table-cell>
          <table:table-cell table:style-name="Tabela1.A1" office:value-type="string">
            <text:p text:style-name="P57">Semana 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7">Fase 2 – Especificação e Esboço</text:p>
          </table:table-cell>
          <table:table-cell table:style-name="Tabela2.A1" office:value-type="string">
            <text:p text:style-name="P57">Prototipagem de telas, fluxos de usuário e arquitetura técnica.</text:p>
          </table:table-cell>
          <table:table-cell table:style-name="Tabela2.A1" office:value-type="string">
            <text:p text:style-name="P57">Semana 2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57">Fase 3 – Desenvolvimento</text:p>
          </table:table-cell>
          <table:table-cell table:style-name="Tabela3.A1" office:value-type="string">
            <text:p text:style-name="P57">Codificação do back-end, front-end, integração com IA e geração de PDF.</text:p>
          </table:table-cell>
          <table:table-cell table:style-name="Tabela3.A1" office:value-type="string">
            <text:p text:style-name="Table_20_Contents"><text:span text:style-name="T22">Semanas 3-</text:span><text:span text:style-name="T38">7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7">Fase 4 – Testes e Ajustes</text:p>
          </table:table-cell>
          <table:table-cell table:style-name="Tabela4.A1" office:value-type="string">
            <text:p text:style-name="P57">Testes unitários, de integração e homologação.</text:p>
          </table:table-cell>
          <table:table-cell table:style-name="Tabela4.A1" office:value-type="string">
            <text:p text:style-name="Table_20_Contents"><text:span text:style-name="T22">Semanas </text:span><text:span text:style-name="T38">8</text:span><text:span text:style-name="T22">-</text:span><text:span text:style-name="T38">9</text:span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7">Fase 5 – Deploy e Treinamento</text:p>
          </table:table-cell>
          <table:table-cell table:style-name="Tabela5.A1" office:value-type="string">
            <text:p text:style-name="P57">Publicação em produção e capacitação dos usuários finais.</text:p>
          </table:table-cell>
          <table:table-cell table:style-name="Tabela5.A1" office:value-type="string">
            <text:p text:style-name="Table_20_Contents"><text:span text:style-name="T22">Semana </text:span><text:span text:style-name="T38">10</text:span></text:p>
          </table:table-cell>
        </table:table-row>
      </table:table>
      <text:p text:style-name="P58"><text:span text:style-name="Strong_20_Emphasis"><text:span text:style-name="T37"/></text:span></text:p>
      <text:h text:style-name="P29" text:outline-level="1"><text:bookmark-start text:name="__RefHeading___Toc360_1776016699"/><text:soft-page-break/><text:span text:style-name="Strong_20_Emphasis"><text:span text:style-name="T5">Recursos e Equipe</text:span></text:span><text:bookmark-end text:name="__RefHeading___Toc360_1776016699"/><text:bookmark text:name="docs-internal-guid-707c4f22-7fff-831b-fb89-5292d8be1708"/></text:h>
      <text:list text:style-name="L18">
        <text:list-item>
          <text:p text:style-name="P59">Diogo <text:span text:style-name="T39">Negrelli Ferreira </text:span>(Desenvolvedor Back-end) - Responsável pelo desenvolvimento da API utilizando Laravel, manutenção de rotas e integração com o banco de dados.</text:p>
        </text:list-item>
        <text:list-item>
          <text:p text:style-name="P60">Weverton <text:span text:style-name="T16">Vieira Ribeiro</text:span> (Desenvolvedor Back-end / IA) - Responsável pelo desenvolvimento da API utilizando Laravel, manutenção de rotas, integração com o banco de dados e implementação da camada de Inteligência Artificial incluindo integração, ajustes de prompts e geração de textos automáticos.</text:p>
        </text:list-item>
        <text:list-item>
          <text:p text:style-name="P61">Chandler <text:span text:style-name="T40">André Morais Mariano</text:span> (Desenvolvedor Front-end) - Responsável pela criação das interfaces com Vue.js, integração com o back-end, usabilidade e experiência do usuário.</text:p>
        </text:list-item>
        <text:list-item>
          <text:p text:style-name="P62"><text:span text:style-name="T41">C</text:span><text:span text:style-name="T42">hristoffer </text:span><text:span text:style-name="T41">C</text:span><text:span text:style-name="T42">orrea </text:span><text:span text:style-name="T41">K</text:span><text:span text:style-name="T42">lein (Consultor Técnico) - Oferece orientação técnica, validação de soluções e apoio para decisões de arquitetura do sistema.</text:span></text:p>
        </text:list-item>
      </text:list>
      <text:h text:style-name="P29" text:outline-level="1"><text:bookmark-start text:name="__RefHeading___Toc362_1776016699"/><text:span text:style-name="Strong_20_Emphasis"><text:span text:style-name="T5">Riscos</text:span></text:span><text:bookmark-end text:name="__RefHeading___Toc362_1776016699"/></text:h>
      <text:list text:style-name="L19">
        <text:list-item>
          <text:p text:style-name="P63"><text:bookmark text:name="docs-internal-guid-ea7f672a-7fff-adfe-d9c3-010c0206efe4"/><text:span text:style-name="Strong_20_Emphasis"><text:span text:style-name="T43">Dependência da IA: A qualidade dos textos gerados pode não atender 100% das necessidades do usuário final. Mitigação: possibilidade de edição manual e feedback para melhorias.</text:span></text:span></text:p>
        </text:list-item>
        <text:list-item>
          <text:p text:style-name="P64"><text:bookmark text:name="docs-internal-guid-acc4c9e9-7fff-cb99-e1e6-d1f1c5fbc88c"/><text:span text:style-name="Strong_20_Emphasis"><text:span text:style-name="T43">Segurança de dados: Vazamento de informações ou perda de rascunhos. Mitigação: backups regulares, criptografia e políticas de acesso.</text:span></text:span></text:p>
        </text:list-item>
      </text:list>
      <text:h text:style-name="P29" text:outline-level="1"><text:bookmark-start text:name="__RefHeading___Toc364_1776016699"/><text:span text:style-name="Strong_20_Emphasis"><text:span text:style-name="T5">Critérios de Aceitação </text:span></text:span><text:span text:style-name="Strong_20_Emphasis"><text:span text:style-name="T44">e Financeiro</text:span></text:span><text:bookmark-end text:name="__RefHeading___Toc364_1776016699"/></text:h>
      <text:p text:style-name="P65"><text:bookmark text:name="docs-internal-guid-2ec33ccf-7fff-e7f8-1047-786edd337c29"/><text:span text:style-name="Strong_20_Emphasis"><text:span text:style-name="T45">O sistema deverá ser funcional, contemplando recursos de login e logout, além de um controle de permissões para os usuários. Será possível criar e editar modelos de documentos que contenham formulários dinâmicos opcionais. Além disso, o sistema contará com inteligência artificial integrada para geração de textos em tempo real a partir das respostas do formulário, assim como um assistente que ajudará na edição dos documentos. Para garantir a segurança e a continuidade do trabalho, haverá um recurso de salvamento automático de rascunhos. Também estará disponível a exportação dos documentos em formato PDF, facilitando o compartilhamento e arquivamento.</text:span></text:span><text:bookmark text:name="docs-internal-guid-6ecf746e-7fff-0447-ed82-b3abf01be5d3"/><text:span text:style-name="Strong_20_Emphasis"><text:span text:style-name="T45"> </text:span></text:span></text:p>
      <text:p text:style-name="P66">Quanto ao aspecto financeiro, o desenvolvimento do projeto será realizado internamente pela equipe da SMCIT, sem a necessidade de contratações externas significativas além de possíveis custos de infraestrutura (hospedagem escalável, manutenção de IA).</text:p>
      <text:h text:style-name="Heading_20_2" text:outline-level="2"><text:bookmark-start text:name="__RefHeading___Toc140621_3806038560"/><text:span text:style-name="Strong_20_Emphasis"><text:span text:style-name="T5">DEFINIR AS FASES DE ENTREGA</text:span></text:span><text:bookmark-end text:name="__RefHeading___Toc140621_3806038560"/></text:h>
      <text:h text:style-name="P67" text:outline-level="3"><text:bookmark-start text:name="__RefHeading___Toc2202_1776016699"/><text:span text:style-name="Strong_20_Emphasis"><text:span text:style-name="T5">Fase 1 – </text:span></text:span><text:span text:style-name="Strong_20_Emphasis"><text:span text:style-name="T46">Definição dos Requisitos</text:span></text:span><text:bookmark-end text:name="__RefHeading___Toc2202_1776016699"/></text:h>
      <text:h text:style-name="P68" text:outline-level="3"><text:bookmark-start text:name="__RefHeading___Toc2204_1776016699"/><text:span text:style-name="Strong_20_Emphasis"><text:span text:style-name="T5">Fase 2 – </text:span></text:span><text:span text:style-name="Strong_20_Emphasis"><text:span text:style-name="T46">Esboço de Telas </text:span></text:span><text:span text:style-name="Strong_20_Emphasis"><text:span text:style-name="T47">(figma)</text:span></text:span><text:bookmark-end text:name="__RefHeading___Toc2204_1776016699"/></text:h>
      <text:p text:style-name="P69"><text:span text:style-name="Strong_20_Emphasis"><text:span text:style-name="T48">https://www.figma.com/design/pvpq4XxPAg7vkFDgVwBVd2/Sistema-DOC-PDF?node-id=109-546&amp;t=SpNdUwsgBwZ5yZei-0</text:span></text:span></text:p>
      <text:h text:style-name="P68" text:outline-level="3"><text:bookmark-start text:name="__RefHeading___Toc3430_1776016699 Copia 1 Copia 1 Copia 1 Copia 1"/><text:soft-page-break/><text:span text:style-name="Strong_20_Emphasis"><text:span text:style-name="T5">Fase </text:span></text:span><text:span text:style-name="Strong_20_Emphasis"><text:span text:style-name="T46">3</text:span></text:span><text:span text:style-name="Strong_20_Emphasis"><text:span text:style-name="T5"> – </text:span></text:span><text:span text:style-name="Strong_20_Emphasis"><text:span text:style-name="T46">Esboço de Fluxos</text:span></text:span><text:bookmark-end text:name="__RefHeading___Toc3430_1776016699 Copia 1 Copia 1 Copia 1 Copia 1"/></text:h>
      <text:p text:style-name="Text_20_body"><text:span text:style-name="Strong_20_Emphasis"><text:span text:style-name="T46">https://app.diagrams.net/?src=about#Hdiogonegrelli%2FLicitacao-pdf%2Fmain%2FDiagrama%20sem%20nome.drawio#%7B%22pageId%22%3A%22eTePX0qYgIF2BRsvLLy3%22%7D</text:span></text:span></text:p>
      <text:h text:style-name="P70" text:outline-level="3"><text:bookmark-start text:name="__RefHeading___Toc3430_1776016699 Copia 1 Copia 1 Copia 1 Copia 1 Copia 1"/><text:span text:style-name="Strong_20_Emphasis"><text:span text:style-name="T46">Fase 4 – </text:span></text:span><text:bookmark text:name="docs-internal-guid-6298e269-7fff-e2d1-8034-543a03f45ccc"/><text:span text:style-name="Strong_20_Emphasis"><text:span text:style-name="T49">Desenvolvimento e testes do sistem</text:span></text:span><text:span text:style-name="Strong_20_Emphasis"><text:span text:style-name="T50">a</text:span></text:span><text:bookmark-end text:name="__RefHeading___Toc3430_1776016699 Copia 1 Copia 1 Copia 1 Copia 1 Copia 1"/></text:h>
      <text:h text:style-name="P71" text:outline-level="3"><text:bookmark-start text:name="__RefHeading___Toc60862_22075665"/><text:span text:style-name="Strong_20_Emphasis"><text:span text:style-name="T51">Fase 5 </text:span></text:span><text:span text:style-name="Strong_20_Emphasis"><text:span text:style-name="T46">– </text:span></text:span><text:span text:style-name="Strong_20_Emphasis"><text:span text:style-name="T52">Deploy e homologação</text:span></text:span><text:bookmark-end text:name="__RefHeading___Toc60862_22075665"/></text:h>
      <text:h text:style-name="P29" text:outline-level="1"><text:bookmark-start text:name="__RefHeading___Toc366_1776016699"/><text:span text:style-name="Strong_20_Emphasis"><text:span text:style-name="T53">Entrega do Produto</text:span></text:span><text:bookmark-end text:name="__RefHeading___Toc366_1776016699"/></text:h>
      <text:p text:style-name="P72"><text:bookmark text:name="docs-internal-guid-29e974a6-7fff-f51b-ad12-28d975632558"/><text:span text:style-name="Strong_20_Emphasis"><text:span text:style-name="T43">O produto final será considerado entregue quando o sistema estiver funcional, implantado em ambiente de produção, disponível para os usuários finais e validado de acordo com os critérios de aceitação. Inclui documentação técnica e treinamento básico, garantindo total alinhamento com os requisitos descritos neste documento.</text:span></text:span></text:p>
      <text:p text:style-name="P73"><text:span text:style-name="Strong_20_Emphasis"><text:span text:style-name="T5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TIMBRADO_5f_SECRETARIAS_5f_INOVAÇÃO_25_20E_25_20TECNOLOGIA" draw:display-name="TIMBRADO_SECRETARIAS_INOVAÇÃO%20E%20TECNOLOGIA" xlink:href="Pictures/10000000000009B100000DB41A138EF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IMBRADO_5f_SECRETARIAS_5f_INOVAÇÃO_25_20E_25_20TECNOLOGIA" draw:fill-image-width="21.001cm" draw:fill-image-height="29.7cm" style:repeat="no-repeat" draw:fill-image-ref-point="center" style:footnote-max-height="0cm" loext:margin-gutter="0cm">
        <style:background-image xlink:href="Pictures/10000000000009B100000DB41A138EF1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TIMBRADO_5f_SECRETARIAS_5f_INOVAÇÃO_25_20E_25_20TECNOLOGIA" draw:fill-image-width="21.001cm" draw:fill-image-height="29.7cm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0:20:26.125000000</meta:creation-date>
    <dc:date>2025-07-17T10:17:23.493000000</dc:date>
    <meta:editing-duration>PT1H44M52S</meta:editing-duration>
    <meta:editing-cycles>43</meta:editing-cycles>
    <meta:generator>LibreOffice/24.8.7.2$Windows_X86_64 LibreOffice_project/e07d0a63a46349d29051da79b1fde8160bab2a89</meta:generator>
    <dc:creator>Christoffer Klein</dc:creator>
    <meta:document-statistic meta:table-count="5" meta:image-count="0" meta:object-count="0" meta:page-count="7" meta:paragraph-count="134" meta:word-count="1341" meta:character-count="8736" meta:non-whitespace-character-count="7562"/>
  </office:meta>
</office:document-meta>
</file>